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list-style-name="L1"/>
    <style:style style:name="P4" style:family="paragraph" style:parent-style-name="Standard" style:list-style-name="L1">
      <style:paragraph-properties fo:text-align="start" style:justify-single-word="false"/>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list-style-name="L2">
      <style:text-properties style:text-underline-style="none" fo:font-weight="normal" style:font-weight-asian="normal" style:font-weight-complex="normal"/>
    </style:style>
    <style:style style:name="P7" style:family="paragraph" style:parent-style-name="Standard">
      <style:text-properties style:text-underline-style="none" fo:font-weight="bold" style:font-weight-asian="bold" style:font-weight-complex="bold"/>
    </style:style>
    <style:style style:name="T1" style:family="text">
      <style:text-properties style:font-name="Calibri" style:text-underline-style="solid" style:text-underline-width="auto" style:text-underline-color="font-color" fo:font-weight="bold" style:font-weight-asian="bold" style:font-weight-complex="bold"/>
    </style:style>
    <style:style style:name="T2"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Personas</text:span> </text:p>
      <text:p text:style-name="Standard"/>
      <text:p text:style-name="Standard">-fictional character created to represent a user type that might use a site, brand, or product in a similar way. </text:p>
      <text:p text:style-name="Standard">-useful in considering the goals, desires and limitations of users in order to help guide decisions about a service, product, features, etc.</text:p>
      <text:p text:style-name="Standard">-each persona represents a significant portion of people in the real world and enables the designer to focus on a manageable and memorable cast of characters. </text:p>
      <text:p text:style-name="Standard"/>
      <text:p text:style-name="Standard">-usually presented as a one-page document:</text:p>
      <text:p text:style-name="Standard">features:</text:p>
      <text:p text:style-name="Standard">-key goals</text:p>
      <text:p text:style-name="Standard">-day in the life</text:p>
      <text:p text:style-name="Standard">-quick take on ____</text:p>
      <text:p text:style-name="Standard"/>
      <text:p text:style-name="Standard">-developed by Alan cooper in the early 80's as a way to empathize with and internalize the mindset of people who would eventually use the software he was designing</text:p>
      <text:p text:style-name="Standard">-cooper interviewed several people among the intended audience of a project and got to know them so well that he pretended to be them as a way of brainstorming and evaluating ideas from their perspective.</text:p>
      <text:p text:style-name="Standard">-Puts users front and center in the design process </text:p>
      <text:p text:style-name="Standard"/>
      <text:p text:style-name="Standard">-while personas are easy to understand conceptually, mastering their use with finesse and precision takes a long time. </text:p>
      <text:p text:style-name="Standard">-essential part of what constitutes coopers idea of 'goal-directed design'</text:p>
      <text:p text:style-name="Standard"><text:tab/>-combines new and old methodologies from ethnography, market research and strategic <text:tab/>planning in a way to simultaneously address business needs, technological requirements and <text:tab/>user goals. </text:p>
      <text:p text:style-name="Standard"/>
      <text:p text:style-name="Standard">Company’s using personas: </text:p>
      <text:p text:style-name="Standard">-referring to the personas by name in many discussion – living, breathing characters in the workplace that permeated all that is done there.</text:p>
      <text:p text:style-name="Standard"/>
      <text:p text:style-name="Standard">Components of goal-directed design that support personas:</text:p>
      <text:p text:style-name="Standard"/>
      <text:p text:style-name="Standard">1. End goals:</text:p>
      <text:list xml:id="list5869112874005942093" text:style-name="L1">
        <text:list-item>
          <text:list>
            <text:list-header>
              <text:p text:style-name="P3">This is the objective that a persona wants or needs to fulfill by using software.</text:p>
            </text:list-header>
          </text:list>
        </text:list-item>
      </text:list>
      <text:p text:style-name="Standard">2. Scenario:</text:p>
      <text:p text:style-name="Standard"><text:tab/> <text:s text:c="6"/>This is a narrative that describes how a persona would interact with software in a particular context to achieve their end goal. These are written from the personas perspective and articulate use cases that will likely occur in the future.</text:p>
      <text:p text:style-name="Standard"/>
      <text:p text:style-name="Standard">Personas, end goals and scenarios all relate to one another in the same way that a main character in a novel goes on a journey to accomplish an objective.</text:p>
      <text:list xml:id="list37277895" text:continue-numbering="true" text:style-name="L1">
        <text:list-item>
          <text:list>
            <text:list-header>
              <text:p text:style-name="P4"/>
            </text:list-header>
          </text:list>
        </text:list-item>
      </text:list>
      <text:p text:style-name="Standard"/>
      <text:p text:style-name="Standard"/>
      <text:p text:style-name="Standard"/>
      <text:p text:style-name="Standard"/>
      <text:p text:style-name="Standard"><text:soft-page-break/>How are personas created:</text:p>
      <text:p text:style-name="Standard"/>
      <text:p text:style-name="Standard">-Interview and/or observe an adequate number of people</text:p>
      <text:p text:style-name="Standard">-Find patterns in the responses and actions, and use those to group similar people together</text:p>
      <text:p text:style-name="Standard">-Create archetypical models of the groups, based on the patterns found.</text:p>
      <text:p text:style-name="Standard">-Create user-centred designs, using the understanding of users.</text:p>
      <text:p text:style-name="Standard"/>
      <text:p text:style-name="Standard">What are the personas actually used for:</text:p>
      <text:p text:style-name="Standard"/>
      <text:p text:style-name="Standard">Build empathy and understanding:</text:p>
      <text:p text:style-name="Standard"/>
      <text:p text:style-name="Standard">When a designer creates a persona, they are crafting the lens through which they will see the world. From this, its possible to gain a perspective similar to the user's and from this vantage point, when a designer wants to make a design decision, they do so having internalized the persona's goals, needs and wants.</text:p>
      <text:p text:style-name="Standard"><text:s/></text:p>
      <text:p text:style-name="Standard">-Develop focus:</text:p>
      <text:p text:style-name="Standard"/>
      <text:p text:style-name="Standard">Help us define who the softare is being created for and who not to focus on. Having a clear target is important and for projects with more than one clear target, the list of personas helps to prioritize which users are more important than others. Simply defining who the users of a piece of software are makes it obvious that one cant design for everyone, or at least not for everyone at once or else you risk designing for no one. Developing this focus ensures that we avoid the 'elastic user', a persona that morphs as the designers perspective changes through development.</text:p>
      <text:p text:style-name="Standard"><text:tab/></text:p>
      <text:p text:style-name="P1">CONSTRUCTING PERSONAS:</text:p>
      <text:p text:style-name="P1"/>
      <text:p text:style-name="P2">Persona 1: Kenneth Smith</text:p>
      <text:p text:style-name="P2"/>
      <text:p text:style-name="P2">Intro: Kenneth (Kenny) Smith is a 3<text:span text:style-name="T2">rd</text:span> year Computer Science student at Victoria University of Wellington. He is a hard worker and prides himself on his high level of achievement across his courses. He's always had a passion for computers and from a young age was interested in coding using basic applications like Scratch and getting involved with Coding workshops and camps. This is partially due to his Parents both working in development fields. When he isn't studying, Kenny is often gaming. He plays League of Legends, World of Warcraft and Counter Strike GO and often plays online with his friend group. He has played and love heavy metal guitar since he was 10, but has not maintained his abilities since his focus is now on University work. He also has a long distance girlfriend that he has been with for 2 years. He sometimes struggles to balance his studying, gaming and girlfriend. He has a life goal of getting a high paying and stimulating job in the computer science field. </text:p>
      <text:p text:style-name="P2"/>
      <text:p text:style-name="P2">Name: Kenny</text:p>
      <text:p text:style-name="P2">Age: 21</text:p>
      <text:p text:style-name="P2">Gender: Male</text:p>
      <text:p text:style-name="P2">Education: NCEA Level 3 with Excellence Endorsed (Maths, Chemistry, Physics, Digital Technology and Music)</text:p>
      <text:p text:style-name="P2">Spare time: - <text:s/>PC Gamer – League of Legends, Counter Strike GO, World of Warcraft<text:tab/></text:p>
      <text:p text:style-name="P2"><text:tab/><text:tab/>- Heavy Metal Guitar enthusiast (both plays and listens)<text:tab/></text:p>
      <text:list xml:id="list7810696594395747211" text:style-name="L2">
        <text:list-item>
          <text:list>
            <text:list-item>
              <text:list>
                <text:list-item>
                  <text:p text:style-name="P6">Long distance girlfriend</text:p>
                </text:list-item>
              </text:list>
            </text:list-item>
          </text:list>
        </text:list-item>
      </text:list>
      <text:p text:style-name="P2"/>
      <text:p text:style-name="P2"><text:soft-page-break/>Attitudes: Considers himself a realist, is more likely a pessimist. Likes to think he knows more than others. Prides himself on his computer abilities so is particularly short tempered if he is struggling to achieve easy tasks on the computer. </text:p>
      <text:p text:style-name="P2"/>
      <text:p text:style-name="P2">Aptitudes: Kenny is intelligent, numerate and good at abstract thought.</text:p>
      <text:p text:style-name="P2"/>
      <text:p text:style-name="P2">Skills: Competent with computers, studying, playing guitar and gaming.</text:p>
      <text:p text:style-name="P2"/>
      <text:p text:style-name="P2">Motivations: Enjoys learning new things, as long as they are not too hard. </text:p>
      <text:p text:style-name="P2"/>
      <text:p text:style-name="P7">Technical:</text:p>
      <text:p text:style-name="P7"/>
      <text:p text:style-name="P2">General: Kenny is a strict windows user. His main device is his desktop gaming PC – his pride and joy. If he is using the Web, it is done usually through his PC. He doesn’t prioritize his cell phone for anything other than calling and messaging. <text:s/>He spends most of his time on his PC, often using Google chrome for the internet, IDE software’s for coding and Steam for his gaming. </text:p>
      <text:p text:style-name="P7"/>
      <text:p text:style-name="P2">Domain Knowledge: Confident with terminology and details of the Engineering and Computer Science degree.</text:p>
      <text:p text:style-name="P2"/>
      <text:p text:style-name="P2">System Knowledge: Has used the ecs website occasionally but often just Googles to get straight to where he needs to be. </text:p>
      <text:p text:style-name="P2"/>
      <text:p text:style-name="P2">Computer self efficacy: Kenny has high confidence in achieving computing tasks, to the point that he is infuriated if he cant achieve his goal with ease. He rarely blames himself for problems he's having with technology. </text:p>
      <text:p text:style-name="P2"/>
      <text:p text:style-name="P2">Information Processing: He likes to find the answer to his queries the fastest way possible. Avid stack-overflow user. He does not enjoy sourcing information from a number of webpages/websites. If there are a number of answers he will choose the shortest.</text:p>
      <text:p text:style-name="P2"/>
      <text:p text:style-name="P2">Tinkering: Kenny loves tinkering with new programs and new features of software he currently uses. He will tinker away for a long time before Googling for help. He has never considered using built in help menus. </text:p>
      <text:p text:style-name="P2"/>
      <text:p text:style-name="P2">Quote: “Which under qualified fool designed this [ecs-vuw] site?! It shouldn’t be this difficult to find the course requirements for my next semester cour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dyckyj-Scott</meta:initial-creator>
    <meta:creation-date>2017-05-09T13:18:03.40</meta:creation-date>
    <dc:date>2017-05-10T17:09:47.67</dc:date>
    <dc:creator>Daniel Medyckyj-Scott</dc:creator>
    <meta:editing-duration>P1DT56M33S</meta:editing-duration>
    <meta:editing-cycles>9</meta:editing-cycles>
    <meta:generator>OpenOffice/4.0.1$Win32 OpenOffice.org_project/401m5$Build-9714</meta:generator>
    <meta:document-statistic meta:table-count="0" meta:image-count="0" meta:object-count="0" meta:page-count="3" meta:paragraph-count="57" meta:word-count="1091" meta:character-count="6590"/>
  </office:meta>
</office:document-meta>
</file>